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29"/>
        <table:table-column table:style-name="co9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2</text:p>
          </table:table-cell>
          <table:table-cell table:style-name="ce20" office:value-type="string" calcext:value-type="string">
            <text:p>N(reslice)(torque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2</text:p>
          </table:table-cell>
          <table:table-cell table:style-name="ce20" office:value-type="string" calcext:value-type="string">
            <text:p>N(reslice)(orientation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support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3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warp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designed)</text:p>
          </table:table-cell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3:19:53.053143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29T13:32:48.080976031</dc:date>
    <meta:editing-duration>PT11H12M48S</meta:editing-duration>
    <meta:editing-cycles>68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44" meta:object-count="0"/>
  </office:meta>
</office:document-meta>
</file>